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ora Medium" svg:font-family="'Lora Medium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 Medium1" svg:font-family="'Lora Medium'" style:font-family-generic="system" style:font-pitch="variable"/>
  </office:font-face-decls>
  <office:automatic-styles>
    <style:style style:name="Table1" style:family="table">
      <style:table-properties style:width="6.2674in" fo:margin-left="0in" fo:margin-top="0in" fo:margin-bottom="0in" table:align="left" style:writing-mode="lr-tb"/>
    </style:style>
    <style:style style:name="Table1.A" style:family="table-column">
      <style:table-column-properties style:column-width="3.1333in"/>
    </style:style>
    <style:style style:name="Table1.1" style:family="table-row">
      <style:table-row-properties style:min-row-height="0.3472in" fo:keep-together="auto"/>
    </style:style>
    <style:style style:name="Table1.A1" style:family="table-cell">
      <style:table-cell-properties style:vertical-align="" fo:padding="0.0694in" fo:border="none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weight="bold" style:font-weight-asian="bold"/>
    </style:style>
    <style:style style:name="P3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/>
        </style:tab-stops>
      </style:paragraph-properties>
    </style:style>
    <style:style style:name="P4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/>
        </style:tab-stops>
      </style:paragraph-properties>
    </style:style>
    <style:style style:name="P5" style:family="paragraph" style:parent-style-name="Standard">
      <style:paragraph-properties fo:margin-left="0.2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/>
        </style:tab-stops>
      </style:paragraph-properties>
    </style:style>
    <style:style style:name="P6" style:family="paragraph" style:parent-style-name="Standard" style:list-style-name="WWNum10">
      <style:paragraph-properties fo:margin-left="0.5in" fo:margin-right="0in" fo:line-height="100%" fo:text-indent="-0.25in" style:auto-text-indent="false"/>
    </style:style>
    <style:style style:name="P7" style:family="paragraph" style:parent-style-name="Standard" style:list-style-name="WWNum9">
      <style:paragraph-properties fo:margin-left="0.5in" fo:margin-right="0in" fo:line-height="100%" fo:text-indent="-0.25in" style:auto-text-indent="false"/>
    </style:style>
    <style:style style:name="P8" style:family="paragraph" style:parent-style-name="Standard" style:list-style-name="WWNum11">
      <style:paragraph-properties fo:margin-left="0.5in" fo:margin-right="0in" fo:line-height="100%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line-height="100%" fo:text-indent="-0.25in" style:auto-text-indent="false"/>
    </style:style>
    <style:style style:name="P10" style:family="paragraph" style:parent-style-name="Standard" style:list-style-name="WWNum7">
      <style:paragraph-properties fo:margin-left="0.5in" fo:margin-right="0in" fo:line-height="100%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line-height="100%" fo:text-indent="-0.25in" style:auto-text-indent="false"/>
    </style:style>
    <style:style style:name="P12" style:family="paragraph" style:parent-style-name="Standard" style:list-style-name="WWNum8">
      <style:paragraph-properties fo:margin-left="0.5in" fo:margin-right="0in" fo:line-height="100%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line-height="100%" fo:text-indent="-0.25in" style:auto-text-indent="false"/>
    </style:style>
    <style:style style:name="P14" style:family="paragraph" style:parent-style-name="Standard" style:list-style-name="WWNum6">
      <style:paragraph-properties fo:margin-left="0.5in" fo:margin-right="0in" fo:line-height="100%" fo:text-indent="-0.25in" style:auto-text-indent="false"/>
    </style:style>
    <style:style style:name="P15" style:family="paragraph" style:parent-style-name="Standard" style:list-style-name="WWNum4">
      <style:paragraph-properties fo:margin-left="0.5in" fo:margin-right="0in" fo:line-height="100%" fo:text-indent="-0.25in" style:auto-text-indent="false"/>
    </style:style>
    <style:style style:name="P16" style:family="paragraph" style:parent-style-name="Standard" style:list-style-name="WWNum5">
      <style:paragraph-properties fo:margin-left="0.5in" fo:margin-right="0in" fo:line-height="100%" fo:text-indent="-0.25in" style:auto-text-indent="false"/>
    </style:style>
    <style:style style:name="P17" style:family="paragraph" style:parent-style-name="Standard" style:list-style-name="WWNum7">
      <style:paragraph-properties fo:margin-left="1in" fo:margin-right="0in" fo:line-height="100%" fo:text-indent="-0.25in" style:auto-text-indent="false"/>
    </style:style>
    <style:style style:name="P18" style:family="paragraph" style:parent-style-name="Standard" style:list-style-name="WWNum8">
      <style:paragraph-properties fo:margin-left="1in" fo:margin-right="0in" fo:line-height="100%" fo:text-indent="-0.25in" style:auto-text-indent="false"/>
    </style:style>
    <style:style style:name="P19" style:family="paragraph" style:parent-style-name="Standard" style:list-style-name="WWNum7">
      <style:paragraph-properties fo:margin-left="1.5in" fo:margin-right="0in" fo:line-height="100%" fo:text-indent="-0.25in" style:auto-text-indent="false"/>
    </style:style>
    <style:style style:name="P20" style:family="paragraph" style:parent-style-name="Standard">
      <style:paragraph-properties fo:margin-left="0.5in" fo:margin-right="0in" fo:line-height="100%" fo:text-indent="0in" style:auto-text-indent="false"/>
    </style:style>
    <style:style style:name="P21" style:family="paragraph" style:parent-style-name="Standard">
      <style:paragraph-properties fo:margin-left="0in" fo:margin-right="0in" fo:line-height="100%" fo:text-indent="0in" style:auto-text-indent="false"/>
    </style:style>
    <style:style style:name="P22" style:family="paragraph" style:parent-style-name="Heading_20_2">
      <style:paragraph-properties fo:line-height="100%"/>
    </style:style>
    <style:style style:name="P23" style:family="paragraph" style:parent-style-name="Heading_20_3">
      <style:paragraph-properties fo:line-height="100%"/>
    </style:style>
    <style:style style:name="P24" style:family="paragraph" style:parent-style-name="Title" style:master-page-name="Standard">
      <style:paragraph-properties fo:line-height="100%" style:page-number="1"/>
    </style:style>
    <style:style style:name="P25" style:family="paragraph" style:parent-style-name="Subtitle">
      <style:paragraph-properties fo:line-height="100%"/>
    </style:style>
    <style:style style:name="T1" style:family="text">
      <style:text-properties style:font-name="Lora Medium" style:font-name-asian="Lora Medium1" style:font-name-complex="Lora Medium1"/>
    </style:style>
    <style:style style:name="T2" style:family="text">
      <style:text-properties fo:color="#000000" style:text-underline-style="none" fo:font-weight="bold" style:font-weight-asian="bold"/>
    </style:style>
    <style:style style:name="T3" style:family="text">
      <style:text-properties fo:color="#000000" style:text-underline-style="none"/>
    </style:style>
    <style:style style:name="T4" style:family="text">
      <style:text-properties fo:font-weight="bold" style:font-weight-asian="bold"/>
    </style:style>
    <style:style style:name="T5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5wkr3ixqooh4"/><text:span text:style-name="T1">Museo Belpaese</text:span></text:p>
      <text:p text:style-name="P25"><text:bookmark text:name="_ns3he8p7503x"/>Problem Statement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"><text:a xlink:type="simple" xlink:href="#_53yu50oa8nyb" text:style-name="Index_20_Link" text:visited-style-name="Index_20_Link"><text:span text:style-name="T2">1. Dominio del Problema<text:tab/></text:span></text:a><text:span text:style-name="T4">1</text:span></text:p>
          <text:p text:style-name="P3"><text:a xlink:type="simple" xlink:href="#_z6v8gf5v26zs" text:style-name="Index_20_Link" text:visited-style-name="Index_20_Link"><text:span text:style-name="T2">2. Scenari<text:tab/></text:span></text:a><text:span text:style-name="T4">1</text:span></text:p>
          <text:p text:style-name="P5"><text:a xlink:type="simple" xlink:href="#_xy1eyv1cdmf3" text:style-name="Index_20_Link" text:visited-style-name="Index_20_Link"><text:span text:style-name="T3">S-1. Actors: visitatore:Alice<text:tab/></text:span></text:a>1</text:p>
          <text:p text:style-name="P5"><text:a xlink:type="simple" xlink:href="#_yl5o2195ztlr" text:style-name="Index_20_Link" text:visited-style-name="Index_20_Link"><text:span text:style-name="T3">S-2. Actors: visitatore:Bob -&gt; abbonato:Bob, banca:ISP<text:tab/></text:span></text:a>2</text:p>
          <text:p text:style-name="P5"><text:a xlink:type="simple" xlink:href="#_brlczf7g9mus" text:style-name="Index_20_Link" text:visited-style-name="Index_20_Link"><text:span text:style-name="T3">S-3. Actors: curatore:Carlo<text:tab/></text:span></text:a>2</text:p>
          <text:p text:style-name="P5"><text:a xlink:type="simple" xlink:href="#_8qnhv8jzyns5" text:style-name="Index_20_Link" text:visited-style-name="Index_20_Link"><text:span text:style-name="T3">S-4. Actors: responsabile:Diego<text:tab/></text:span></text:a>2</text:p>
          <text:p text:style-name="P3"><text:a xlink:type="simple" xlink:href="#_z2hl9g4f13r8" text:style-name="Index_20_Link" text:visited-style-name="Index_20_Link"><text:span text:style-name="T2">3. Requisiti Funzionali<text:tab/></text:span></text:a><text:span text:style-name="T4">3</text:span></text:p>
          <text:p text:style-name="P5"><text:a xlink:type="simple" xlink:href="#_j9758wu8tezo" text:style-name="Index_20_Link" text:visited-style-name="Index_20_Link"><text:span text:style-name="T3">V. Per visitatori<text:tab/></text:span></text:a>3</text:p>
          <text:p text:style-name="P5"><text:a xlink:type="simple" xlink:href="#_wozps2f9nqf2" text:style-name="Index_20_Link" text:visited-style-name="Index_20_Link"><text:span text:style-name="T3">A. Per Abbonati<text:tab/></text:span></text:a>3</text:p>
          <text:p text:style-name="P5"><text:a xlink:type="simple" xlink:href="#_hycn0mnd6qtx" text:style-name="Index_20_Link" text:visited-style-name="Index_20_Link"><text:span text:style-name="T3">C. Per curatori<text:tab/></text:span></text:a>3</text:p>
          <text:p text:style-name="P5"><text:a xlink:type="simple" xlink:href="#_7a2xoewx99nw" text:style-name="Index_20_Link" text:visited-style-name="Index_20_Link"><text:span text:style-name="T3">R. Per responsabile sito<text:tab/></text:span></text:a>3</text:p>
          <text:p text:style-name="P3"><text:a xlink:type="simple" xlink:href="#_li67img7qtcy" text:style-name="Index_20_Link" text:visited-style-name="Index_20_Link"><text:span text:style-name="T2">4. Requisiti Non Funzionali<text:tab/></text:span></text:a><text:span text:style-name="T4">3</text:span></text:p>
          <text:p text:style-name="P3"><text:a xlink:type="simple" xlink:href="#_ruanqgxkfw" text:style-name="Index_20_Link" text:visited-style-name="Index_20_Link"><text:span text:style-name="T2">5. Target environment<text:tab/></text:span></text:a><text:span text:style-name="T4">3</text:span></text:p>
          <text:p text:style-name="P3"><text:a xlink:type="simple" xlink:href="#_gg6jjr4m1i3q" text:style-name="Index_20_Link" text:visited-style-name="Index_20_Link"><text:span text:style-name="T2">6. Deliverable &amp; Scadenze<text:tab/></text:span></text:a><text:span text:style-name="T4">4</text:span></text:p>
          <text:p text:style-name="P3"><text:a xlink:type="simple" xlink:href="#_sszcbyxqk0ex" text:style-name="Index_20_Link" text:visited-style-name="Index_20_Link"><text:span text:style-name="T2">Scadenza unica: 2 Giugno 2024<text:tab/></text:span></text:a><text:span text:style-name="T4">4</text:span></text:p>
        </text:index-body>
      </text:table-of-content>
      <text:p text:style-name="Standard"/>
      <table:table table:name="Table1" table:style-name="Table1">
        <table:table-column table:style-name="Table1.A" table:number-columns-repeated="2"/>
        <text:soft-page-break/>
        <table:table-row table:style-name="Table1.1">
          <table:table-cell table:style-name="Table1.A1" office:value-type="string">
            <text:p text:style-name="P22"><text:bookmark text:name="_53yu50oa8nyb"/>1. Dominio del Problema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table:number-columns-spanned="2" office:value-type="string">
            <text:p text:style-name="P1">Il Museo Belpaese ha bisogno di un nuovo sito web. Il direttore richiede che sia accessibile, stabile, e di facile modifica, manutenzione e utilizzo. Lo scopo principale è di annunciare eventi al pubblico, mostrare orari di apertura, e offrire una descrizione delle mostre in corso. Il sito deve supportare la visualizzazione sia su computer che telefono.</text:p>
            <text:p text:style-name="P1">Dal lato dei visitatori, la pagina principale del sito presenterà annunci recenti e permetterà l’accesso ad altre sezioni del sito: una sezione che presenta tutte le mostre attualmente in corso, e una pagina per ognuna di tali mostre che presenta i suoi reperti; una pagina sul museo stesso che introduce la sua storia, direttore, e staff; e una sezione per notizie, avvisi e annunci.</text:p>
            <text:p text:style-name="P1">Oltre ciò, i visitatori potranno registrarsi per un abbonamento che permette loro di visitare il museo senza dover acquistare un biglietto.</text:p>
            <text:p text:style-name="P1">Occorre anche un lato per lo staff del museo. Da esso, i curatori potranno aggiungere e modificare mostre e reperti, oltre ad aggiungere, modificare, e rimuovere annunci.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2"><text:bookmark text:name="_z6v8gf5v26zs"/>2. Scenari</text:p>
            <text:p text:style-name="P1"/>
            <text:p text:style-name="P23"><text:bookmark text:name="_xy1eyv1cdmf3"/>S-1. Actors: visitatore:Alice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table:number-columns-spanned="2" office:value-type="string">
            <text:list xml:id="list3621229851" text:style-name="WWNum10">
              <text:list-item>
                <text:p text:style-name="P6">Alice passa davanti al museo durante la giornata, e considera di visitarlo in settimana.</text:p>
              </text:list-item>
              <text:list-item>
                <text:p text:style-name="P6">Accede al sito del museo. Vede immediatamente gli annunci recenti e l’orario di apertura.</text:p>
              </text:list-item>
              <text:list-item>
                <text:p text:style-name="P6">Incuriosita, passa alla sezione delle mostre, e vede le mostre che il museo attualmente contiene. </text:p>
              </text:list-item>
              <text:list-item>
                <text:p text:style-name="P6">Seleziona una mostra, e vede la lista di reperti. Interessata da alcuni di essi, decide di vederli dal vivo. Vede che la mostra è temporanea, e chiuderà entro fine mese.</text:p>
              </text:list-item>
              <text:list-item>
                <text:p text:style-name="P6">Torna alla pagina iniziale, e controlla l’orario di apertura.</text:p>
              </text:list-item>
              <text:list-item>
                <text:p text:style-name="P6">Sapendo la data della mostra e gli orari del museo, Alice decide di fare una gita in museo il prossimo sabato, e abbandona il sito.</text:p>
              </text:list-item>
            </text:list>
            <text:p text:style-name="P1"/>
            <text:p text:style-name="P23"><text:bookmark text:name="_yl5o2195ztlr"/>S-2. Actors: visitatore:Bob -&gt; visitatoreRegistrato:Bob, banca:ISP</text:p>
            <text:p text:style-name="P1"/>
            <text:list xml:id="list2872652835" text:style-name="WWNum9">
              <text:list-item>
                <text:p text:style-name="P7">Bob è un appassionato di musei. Un po’ annoiato, decide di controllare il sito del museo per vedere se vi sono mostre interessanti.</text:p>
              </text:list-item>
              <text:list-item>
                <text:p text:style-name="P7">Entra nel sito, e immediatamente vede un annuncio per una mostra in arrivo la settimana prossima.</text:p>
              </text:list-item>
              <text:list-item>
                <text:p text:style-name="P7">Interessato, seleziona l’annuncio e legge la notizia completa, con una breve descrizione dei reperti in arrivo.</text:p>
              </text:list-item>
              <text:list-item>
                <text:p text:style-name="P7">Soddisfatto, decide di acquistare un abbonamento. Va alla sezione abbonamenti, inserisce email, password, e si registra.</text:p>
              </text:list-item>
              <text:list-item>
                <text:p text:style-name="P7">Fatto ciò, va alla pagina di acquisto abbonamento, inserisce i dati della sua carta di credito, e acquista il suo abbonamento.</text:p>
              </text:list-item>
              <text:list-item>
                <text:p text:style-name="P7">Il sito richiede il pagamento dalla banca di Bob, usando tali dati. Se il pagamento va a buon fine, attiva l’abbonamento.</text:p>
              </text:list-item>
              <text:list-item>
                <text:p text:style-name="P7">Bob controlla il suo profilo, e lascia il sito.</text:p>
              </text:list-item>
              <text:list-item>
                <text:p text:style-name="P7">Giorni dopo, quando visita il museo, accede al sito, accede al suo profilo, e visualizza il codice associato al suo abbonamento. Lo presenta all’entrata, e entra nel museo senza biglietto.</text:p>
              </text:list-item>
            </text:list>
            <text:p text:style-name="P1"/>
            <text:p text:style-name="P23"><text:bookmark text:name="_brlczf7g9mus"/>S-3. Actors: curatore:Carlo</text:p>
            <text:p text:style-name="P1"/>
            <text:list xml:id="list2717403915" text:style-name="WWNum11">
              <text:list-item>
                <text:p text:style-name="P8">Carlo è un curatore del museo responsabile della mostra di arte moderna che sta per arrivare, e deve aggiornare il sito con i dati della mostra.</text:p>
              </text:list-item>
              <text:list-item>
                <text:p text:style-name="P8">Accede al sito con email e password, e va alla sezione mostre.</text:p>
              </text:list-item>
              <text:list-item>
                <text:p text:style-name="P8">Crea una mostra, e vi aggiunge un titolo e una descrizione.</text:p>
              </text:list-item>
              <text:list-item>
                <text:p text:style-name="P8">Crea un reperto, con titolo, descrizione, e varie immagini. Crea più reperti simili allo stesso modo.</text:p>
              </text:list-item>
              <text:list-item>
                <text:p text:style-name="P8">Aggiunge i reperti alla mostra.</text:p>
              </text:list-item>
              <text:list-item>
                <text:p text:style-name="P8">Una volta che la mostra è pronta, accede al sito, e pubblica la mostra.</text:p>
              </text:list-item>
            </text:list>
            <text:p text:style-name="P1"/>
            <text:p text:style-name="P23"><text:bookmark text:name="_8qnhv8jzyns5"/>S-4. Actors: responsabile:Diego</text:p>
            <text:p text:style-name="P1"/>
            <text:list xml:id="list3517851119" text:style-name="WWNum1">
              <text:list-item>
                <text:p text:style-name="P9">Diego è responsabile generale del sito, e deve postare un annuncio.</text:p>
              </text:list-item>
              <text:list-item>
                <text:p text:style-name="P9">Accede al sito con login e password, e va alla sezione annunci.</text:p>
              </text:list-item>
              <text:list-item>
                <text:p text:style-name="P9">Nota un errore di battitura in un annuncio recente, quindi decide di modificarlo.</text:p>
              </text:list-item>
              <text:list-item>
                <text:p text:style-name="P9">Corregge l’errore, salva la modifica, e torna alla sezione annunci.</text:p>
              </text:list-item>
              <text:list-item>
                <text:p text:style-name="P9">Crea un nuovo annuncio per la mostra di arte moderna, lo scrive, inserendo una descrizione provveduta da Carlo, e pubblica l’annuncio.</text:p>
              </text:list-item>
              <text:list-item>
                <text:p text:style-name="P9">Fatto ciò, esce dal sito.</text:p>
              </text:list-item>
            </text:list>
          </table:table-cell>
          <table:covered-table-cell/>
        </table:table-row>
        <table:table-row table:style-name="Table1.1">
          <table:table-cell table:style-name="Table1.A1" office:value-type="string">
            <text:p text:style-name="P22"><text:bookmark text:name="_z2hl9g4f13r8"/>3. Requisiti Funzionali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table:number-columns-spanned="2" office:value-type="string">
            <text:p text:style-name="P23"><text:bookmark text:name="_j9758wu8tezo"/>V. Per Visitatori</text:p>
            <text:list xml:id="list2632526990" text:style-name="WWNum7">
              <text:list-item>
                <text:p text:style-name="P10">Visualizzazione:</text:p>
                <text:list>
                  <text:list-item>
                    <text:p text:style-name="P17">Annunci</text:p>
                  </text:list-item>
                  <text:list-item>
                    <text:p text:style-name="P17">Informazioni sul museo stesso</text:p>
                  </text:list-item>
                  <text:list-item>
                    <text:p text:style-name="P17">Orario</text:p>
                  </text:list-item>
                  <text:list-item>
                    <text:p text:style-name="P17">Mostre in corso</text:p>
                    <text:list>
                      <text:list-item>
                        <text:p text:style-name="P19">Reperti di ogni mostra</text:p>
                      </text:list-item>
                    </text:list>
                  </text:list-item>
                </text:list>
              </text:list-item>
              <text:list-item>
                <text:p text:style-name="P10">Registrazione.</text:p>
              </text:list-item>
            </text:list>
            <text:p text:style-name="P2"/>
            <text:p text:style-name="P23"><text:bookmark text:name="_wozps2f9nqf2"/>A. Per Visitatori Registrati</text:p>
            <text:p text:style-name="P20">Tutte le funzioni dei visitatori, più:</text:p>
            <text:p text:style-name="P20"/>
            <text:list xml:id="list2853118944" text:style-name="WWNum3">
              <text:list-item>
                <text:p text:style-name="P11">Accesso via email e password</text:p>
              </text:list-item>
              <text:list-item>
                <text:p text:style-name="P11">Acquisto abbonamento</text:p>
              </text:list-item>
              <text:list-item>
                <text:p text:style-name="P11">Visualizzazione, modifica abbonamento.</text:p>
              </text:list-item>
            </text:list>
            <text:p text:style-name="P21"/>
            <text:p text:style-name="P23"><text:bookmark text:name="_hycn0mnd6qtx"/>C. Per Curatori</text:p>
            <text:list xml:id="list1464454836" text:style-name="WWNum8">
              <text:list-item>
                <text:p text:style-name="P12">Accesso via email e password</text:p>
              </text:list-item>
              <text:list-item>
                <text:p text:style-name="P12">Aggiunta, modifica e rimozione:</text:p>
                <text:list>
                  <text:list-item>
                    <text:p text:style-name="P18">Mostre di cui si è responsabili</text:p>
                  </text:list-item>
                  <text:list-item>
                    <text:p text:style-name="P18">Reperti di tali mostre</text:p>
                  </text:list-item>
                </text:list>
              </text:list-item>
            </text:list>
            <text:p text:style-name="P21"/>
            <text:p text:style-name="P23"><text:bookmark text:name="_7a2xoewx99nw"/>R. Per Responsabile Sito</text:p>
            <text:list xml:id="list2791399759" text:style-name="WWNum2">
              <text:list-item>
                <text:p text:style-name="P13">Accesso via email e password</text:p>
              </text:list-item>
              <text:list-item>
                <text:p text:style-name="P13">Aggiunta, modifica e rimozione annunci</text:p>
              </text:list-item>
              <text:list-item>
                <text:p text:style-name="P13">Modifica orario</text:p>
              </text:list-item>
            </text:list>
          </table:table-cell>
          <table:covered-table-cell/>
        </table:table-row>
        <table:table-row table:style-name="Table1.1">
          <table:table-cell table:style-name="Table1.A1" office:value-type="string">
            <text:p text:style-name="P22"><text:bookmark text:name="_li67img7qtcy"/>4. Requisiti Non Funzionali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table:number-columns-spanned="2" office:value-type="string">
            <text:list xml:id="list1239574338" text:style-name="WWNum6">
              <text:list-item>
                <text:p text:style-name="P14">Tempi di risposta entro 1 secondo.</text:p>
              </text:list-item>
              <text:list-item>
                <text:p text:style-name="P14">Disponibile 24/7.</text:p>
              </text:list-item>
              <text:list-item>
                <text:p text:style-name="P14">Alta leggibilità sia su computer che smartphone.</text:p>
              </text:list-item>
              <text:list-item>
                <text:p text:style-name="P14">Sito e database sicuri da attacchi.</text:p>
              </text:list-item>
            </text:list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2"><text:bookmark text:name="_ruanqgxkfw"/>5. Target environment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table:number-columns-spanned="2" office:value-type="string">
            <text:list xml:id="list83188588" text:style-name="WWNum4">
              <text:list-item>
                <text:p text:style-name="P15">PC portatile di medie prestazioni, con OS Windows 10.</text:p>
              </text:list-item>
              <text:list-item>
                <text:p text:style-name="P15">Potenziali future espansioni hardware, con server dedicati per DB e sito.</text:p>
              </text:list-item>
            </text:list>
          </table:table-cell>
          <table:covered-table-cell/>
        </table:table-row>
        <table:table-row table:style-name="Table1.1">
          <table:table-cell table:style-name="Table1.A1" office:value-type="string">
            <text:p text:style-name="P22"><text:bookmark text:name="_gg6jjr4m1i3q"/>6. Deliverable &amp; Scadenze</text:p>
          </table:table-cell>
          <table:table-cell table:style-name="Table1.A1" office:value-type="string">
            <text:p text:style-name="P1"/>
          </table:table-cell>
        </table:table-row>
      </table:table>
      <text:list xml:id="list3258794847" text:style-name="WWNum5">
        <text:list-item>
          <text:p text:style-name="P16">Servlet Tomcat con file del sito web (pagine html, schema css, servlet).</text:p>
        </text:list-item>
        <text:list-item>
          <text:p text:style-name="P16">Database MySQL con popolatore di default.</text:p>
        </text:list-item>
      </text:list>
      <text:p text:style-name="P1"/>
      <text:p text:style-name="P22"><text:bookmark text:name="_sszcbyxqk0ex"/>Scadenza unica: 2 Giugno 202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ora Medium" svg:font-family="'Lora Medium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 Medium1" svg:font-family="'Lora Mediu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in" fo:margin-bottom="0.0555in" loext:contextual-spacing="false" fo:line-height="100%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88" meta:word-count="881" meta:character-count="5257" meta:non-whitespace-character-count="4514"/>
    <meta:generator>LibreOfficeDev/6.0.5.2$Linux_X86_64 LibreOffice_project/</meta:generator>
  </office:meta>
</office:document-meta>
</file>